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bold" officeooo:rsid="002f3519" officeooo:paragraph-rsid="002f351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officeooo:paragraph-rsid="00350de2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38cd97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39bf32" style:font-size-asian="12pt" style:font-size-complex="12pt"/>
    </style:style>
    <style:style style:name="P10" style:family="paragraph" style:parent-style-name="Standard">
      <style:text-properties style:font-name="Liberation Sans" fo:font-size="12pt" fo:font-weight="normal" officeooo:rsid="0024f6dd" officeooo:paragraph-rsid="0026b7f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fo:font-weight="bold" officeooo:rsid="003a7c6e" officeooo:paragraph-rsid="003a7c6e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ans" fo:font-size="12pt" fo:font-weight="normal" officeooo:rsid="003a7c6e" officeooo:paragraph-rsid="003a7c6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font-weight="normal" officeooo:rsid="003ad33a" officeooo:paragraph-rsid="003ad33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fo:font-weight="normal" officeooo:rsid="00236a38" officeooo:paragraph-rsid="0024066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font-weight="bold" officeooo:rsid="00231779" officeooo:paragraph-rsid="00236a38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4c3a3"/>
    </style:style>
    <style:style style:name="T3" style:family="text">
      <style:text-properties style:font-name="Liberation Sans" officeooo:rsid="002855d9"/>
    </style:style>
    <style:style style:name="T4" style:family="text">
      <style:text-properties officeooo:rsid="0038cd97"/>
    </style:style>
    <style:style style:name="T5" style:family="text">
      <style:text-properties officeooo:rsid="0039bf32"/>
    </style:style>
    <style:style style:name="T6" style:family="text">
      <style:text-properties fo:font-weight="normal" officeooo:rsid="00236a38" style:font-weight-asian="normal" style:font-weight-complex="normal"/>
    </style:style>
    <style:style style:name="T7" style:family="text">
      <style:text-properties fo:font-weight="bold" officeooo:rsid="00236a3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40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8_2951814313"/><text:bookmark-start text:name="__DdeLink__113_2951814313"/>Dezly Macauley</text:p>
      <text:p text:style-name="P2"/>
      <text:p text:style-name="P3">Contact Information</text:p>
      <text:p text:style-name="P4"><text:span text:style-name="T1">Email: </text:span><text:a xlink:type="simple" xlink:href="mailto:dezlymacauley@proton.me" text:style-name="Internet_20_link" text:visited-style-name="Visited_20_Internet_20_Link"><text:span text:style-name="T1">dezlymacauley@proton.me</text:span></text:a><text:span text:style-name="T1"> </text:span><text:span text:style-name="T2">| Website: </text:span><text:a xlink:type="simple" xlink:href="https://dezlymacauley.com/" text:style-name="Internet_20_link" text:visited-style-name="Visited_20_Internet_20_Link"><text:span text:style-name="T3">https://dezlymacauley.com</text:span></text:a></text:p>
      <text:p text:style-name="P5"/>
      <text:p text:style-name="P6">Professional Summary</text:p>
      <text:p text:style-name="P5">Passionate software developer specializing in low-level programming with Rust, C++, and C. Experienced in building backend systems, RESTful APIs, and database-driven applications, with strong expertise in Linux and terminal-centric workflows, Docker, and PostgreSQL/SQLite. Committed to performance, type safety, and reproducible development workflows, delivering reliable and maintainable software in modern development environments.</text:p>
      <text:p text:style-name="P5"/>
      <text:p text:style-name="P3"><text:bookmark-start text:name="__DdeLink__236_2951814313"/>Skills</text:p>
      <text:p text:style-name="P7"><text:bookmark-end text:name="__DdeLink__236_2951814313"/>- Low-Level Programming Languages: Rust, C++, C</text:p>
      <text:p text:style-name="P7">- Garbage Collected Languages: Python</text:p>
      <text:p text:style-name="P7">- Developer Tools: Linux, Bash, Docker, Git, GitHub, Neovim</text:p>
      <text:p text:style-name="P7">- Database Development: PostgreSQL, SQLite</text:p>
      <text:p text:style-name="P8">- Technical Writing: English (C2, certified)</text:p>
      <text:p text:style-name="P9"><text:span text:style-name="T4">- </text:span><text:bookmark-start text:name="__DdeLink__310_2951814313"/><text:span text:style-name="T4">Public Speaking:</text:span><text:bookmark-end text:name="__DdeLink__310_2951814313"/><text:span text:style-name="T4"> <text:s/></text:span><text:span text:style-name="T5">My YouTube channel (</text:span><text:a xlink:type="simple" xlink:href="https://https://www.youtube.com/@dezlymacauley" text:style-name="Internet_20_link" text:visited-style-name="Visited_20_Internet_20_Link"><text:span text:style-name="T5">https://www.youtube.com/@dezlymacauley</text:span></text:a><text:span text:style-name="T5">)</text:span><text:line-break/><text:span text:style-name="T6"><text:line-break/></text:span><text:span text:style-name="T7">Projects</text:span></text:p>
      <text:p text:style-name="P10"><text:a xlink:type="simple" xlink:href="https://github.com/dezlymacauley/rust-rest-api-service" text:style-name="Internet_20_link" text:visited-style-name="Visited_20_Internet_20_Link">https://github.com/dezlymacauley/rust-rest-api-service</text:a><text:line-break/>A high-performance Rust REST API service built with Axum, backed by PostgreSQL, and containerized with Docker. Designed for modern, type-safe web development and rapid API prototyping. <text:line-break/><text:line-break/><text:a xlink:type="simple" xlink:href="https://github.com/dezlymacauley/postgres-dojo" text:style-name="Internet_20_link" text:visited-style-name="Visited_20_Internet_20_Link">https://github.com/dezlymacauley/postgres-dojo</text:a><text:line-break/>A highly reproducible, PostgreSQL and Python environment built for speedy onboarding and a professional developer experience.</text:p>
      <text:p text:style-name="P10"/>
      <text:p text:style-name="P11">Certification:</text:p>
      <text:p text:style-name="P12"><text:a xlink:type="simple" xlink:href="https://www.coursera.org/account/accomplishments/verify/2P63HZYGFS47" text:style-name="Internet_20_link" text:visited-style-name="Visited_20_Internet_20_Link">Google: Tools of the trade: Linux and SQL</text:a></text:p>
      <text:p text:style-name="P13"><text:a xlink:type="simple" xlink:href="https://www.coursera.org/account/accomplishments/verify/54SBWRTNQLO4" text:style-name="Internet_20_link" text:visited-style-name="Visited_20_Internet_20_Link">Meta: Version Control</text:a></text:p>
      <text:p text:style-name="P13"><text:a xlink:type="simple" xlink:href="https://www.coursera.org/account/accomplishments/certificate/YXGC2CLXFAJ7" text:style-name="Internet_20_link" text:visited-style-name="Visited_20_Internet_20_Link">University of Michigan: Exploring C</text:a></text:p>
      <text:p text:style-name="P12"><text:a xlink:type="simple" xlink:href="https://www.coursera.org/account/accomplishments/certificate/7UQ2X4FVW69C" text:style-name="Internet_20_link" text:visited-style-name="Visited_20_Internet_20_Link">Duke University: Rust Fundamentals</text:a></text:p>
      <text:p text:style-name="P14"/>
      <text:p text:style-name="P4"><text:span text:style-name="T8">Work Experience</text:span><text:span text:style-name="T9"><text:line-break/>Research Executive</text:span></text:p>
      <text:p text:style-name="P4">Kantar – Global Data, Insights, and Consulting Company</text:p>
      <text:p text:style-name="P4"/>
      <text:p text:style-name="P4">- Conducted quantitative and qualitative consumer research analysis</text:p>
      <text:p text:style-name="P4">- Managed structured datasets and supported data-driven reporting</text:p>
      <text:p text:style-name="P4">- Collaborated with cross-functional teams to deliver actionable insights</text:p>
      <text:p text:style-name="P4">- Prepared client-facing reports and presentations</text:p>
      <text:p text:style-name="P5"/>
      <text:p text:style-name="P15">Education<text:bookmark-end text:name="__DdeLink__113_2951814313"/></text:p>
      <text:p text:style-name="P16">- University of the Witwatersrand: Bachelor of Commerce (BCom) in Marketing</text:p>
      <text:p text:style-name="P16">- King Edward VII School<text:bookmark-end text:name="__DdeLink__648_29518143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0.3$Linux_X86_64 LibreOffice_project/620$Build-3</meta:generator>
    <dc:date>2026-02-21T16:49:46.487026976</dc:date>
    <meta:editing-duration>PT1H23M40S</meta:editing-duration>
    <meta:editing-cycles>35</meta:editing-cycles>
    <meta:document-statistic meta:table-count="0" meta:image-count="0" meta:object-count="0" meta:page-count="1" meta:paragraph-count="27" meta:word-count="227" meta:character-count="1888" meta:non-whitespace-character-count="1683"/>
  </office:meta>
</office:document-meta>
</file>